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11.69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start" style:justify-single-word="false"/>
      <style:text-properties officeooo:paragraph-rsid="00191c96"/>
    </style:style>
    <style:style style:name="P2" style:family="paragraph" style:parent-style-name="Heading_20_2">
      <style:paragraph-properties fo:text-align="start" style:justify-single-word="false"/>
      <style:text-properties officeooo:paragraph-rsid="00191c96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73faf"/>
    </style:style>
    <style:style style:name="P7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173faf"/>
    </style:style>
    <style:style style:name="P8" style:family="paragraph" style:parent-style-name="Standard" style:list-style-name="L14">
      <style:paragraph-properties fo:text-align="start" style:justify-single-word="false"/>
      <style:text-properties officeooo:paragraph-rsid="00173faf"/>
    </style:style>
    <style:style style:name="P9" style:family="paragraph" style:parent-style-name="Standard">
      <style:paragraph-properties fo:text-align="start" style:justify-single-word="false"/>
      <style:text-properties officeooo:paragraph-rsid="00191c96"/>
    </style:style>
    <style:style style:name="P10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191c96"/>
    </style:style>
    <style:style style:name="P11" style:family="paragraph" style:parent-style-name="Standard" style:list-style-name="L15">
      <style:paragraph-properties fo:text-align="start" style:justify-single-word="false"/>
      <style:text-properties officeooo:paragraph-rsid="00191c96"/>
    </style:style>
    <style:style style:name="P12" style:family="paragraph" style:parent-style-name="Standard">
      <style:paragraph-properties fo:text-align="start" style:justify-single-word="false"/>
      <style:text-properties fo:font-size="16pt" officeooo:paragraph-rsid="00173fa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630d6" officeooo:paragraph-rsid="001630d6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630d6" officeooo:paragraph-rsid="00173faf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630d6" officeooo:paragraph-rsid="00173faf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73faf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Heading">
      <style:text-properties fo:font-size="2pt" style:font-size-asian="2pt" style:font-size-complex="2pt"/>
    </style:style>
    <style:style style:name="P20" style:family="paragraph" style:parent-style-name="Table_20_Heading">
      <style:paragraph-properties fo:text-align="start" style:justify-single-word="false"/>
    </style:style>
    <style:style style:name="P21" style:family="paragraph" style:parent-style-name="Text_20_body" style:list-style-name="L5">
      <style:paragraph-properties fo:text-align="start" style:justify-single-word="false"/>
      <style:text-properties officeooo:paragraph-rsid="00173faf"/>
    </style:style>
    <style:style style:name="P22" style:family="paragraph" style:parent-style-name="Text_20_body" style:list-style-name="L32">
      <style:paragraph-properties fo:text-align="start" style:justify-single-word="false"/>
      <style:text-properties officeooo:paragraph-rsid="00191c96"/>
    </style:style>
    <style:style style:name="P23" style:family="paragraph" style:parent-style-name="Text_20_body" style:list-style-name="L32">
      <style:paragraph-properties fo:text-align="start" style:justify-single-word="false"/>
      <style:text-properties officeooo:paragraph-rsid="0020e4eb"/>
    </style:style>
    <style:style style:name="P24" style:family="paragraph" style:parent-style-name="Text_20_body" style:list-style-name="L5"/>
    <style:style style:name="P25" style:family="paragraph" style:parent-style-name="Text_20_body">
      <style:text-properties officeooo:paragraph-rsid="0018ac45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text-properties officeooo:paragraph-rsid="0018ac45"/>
    </style:style>
    <style:style style:name="P28" style:family="paragraph" style:parent-style-name="Text_20_body" style:list-style-name="L13"/>
    <style:style style:name="P29" style:family="paragraph" style:parent-style-name="Text_20_body" style:list-style-name="L16">
      <style:text-properties officeooo:paragraph-rsid="00191c96"/>
    </style:style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1"/>
    <style:style style:name="P35" style:family="paragraph" style:parent-style-name="Text_20_body" style:list-style-name="L22"/>
    <style:style style:name="P36" style:family="paragraph" style:parent-style-name="Text_20_body" style:list-style-name="L23"/>
    <style:style style:name="P37" style:family="paragraph" style:parent-style-name="Text_20_body" style:list-style-name="L24"/>
    <style:style style:name="P38" style:family="paragraph" style:parent-style-name="Text_20_body" style:list-style-name="L25"/>
    <style:style style:name="P39" style:family="paragraph" style:parent-style-name="Text_20_body" style:list-style-name="L26"/>
    <style:style style:name="P40" style:family="paragraph" style:parent-style-name="Text_20_body" style:list-style-name="L32"/>
    <style:style style:name="T1" style:family="text">
      <style:text-properties officeooo:rsid="001630d6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630d6" style:font-size-asian="12pt" style:font-size-complex="12pt"/>
    </style:style>
    <style:style style:name="T4" style:family="text">
      <style:text-properties fo:font-size="12pt" officeooo:rsid="0020e4eb" style:font-size-asian="12pt" style:font-size-complex="12pt"/>
    </style:style>
    <style:style style:name="T5" style:family="text">
      <style:text-properties fo:font-size="12pt" fo:font-weight="bold" officeooo:rsid="001630d6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0e4eb" style:font-size-asian="12pt" style:font-weight-asian="bold" style:font-size-complex="12pt" style:font-weight-complex="bold"/>
    </style:style>
    <style:style style:name="T7" style:family="text">
      <style:text-properties fo:font-size="12pt" fo:font-weight="normal" officeooo:rsid="001630d6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0e4eb" style:font-size-asian="12pt" style:font-weight-asian="normal" style:font-size-complex="12pt" style:font-weight-complex="normal"/>
    </style:style>
    <style:style style:name="T9" style:family="text">
      <style:text-properties fo:font-weight="normal" officeooo:rsid="001630d6" style:font-weight-asian="normal" style:font-weight-complex="normal"/>
    </style:style>
    <style:style style:name="T10" style:family="text">
      <style:text-properties officeooo:rsid="0018ac45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630d6" style:font-size-asian="14pt" style:font-size-complex="14pt"/>
    </style:style>
    <style:style style:name="T13" style:family="text">
      <style:text-properties fo:font-size="14pt" fo:font-weight="normal" officeooo:rsid="001630d6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📓 Figma Notes</text:p>
      <text:p text:style-name="P3"/>
      <text:p text:style-name="P3"/>
      <text:p text:style-name="P3"/>
      <text:p text:style-name="P3"/>
      <text:p text:style-name="P4">🔹 Pages Setup for Mobile App Projects</text:p>
      <text:p text:style-name="P4"/>
      <text:p text:style-name="P12"><text:span text:style-name="T1">PAGE : 🧭</text:span><text:span text:style-name="T3"> </text:span>User Flows / <text:span text:style-name="T1">Screens / Flow</text:span></text:p>
      <text:p text:style-name="P16"><text:span text:style-name="T2"><text:tab/><text:tab/></text:span></text:p>
      <text:p text:style-name="P16"><text:span text:style-name="T2"><text:tab/><text:tab/></text:span>Flowcharts of how screens connect</text:p>
      <text:p text:style-name="P16"/>
      <text:p text:style-name="P5"/>
      <text:p text:style-name="P14">PAGE : 🧩 Assets / Components</text:p>
      <text:p text:style-name="P15"><text:tab/></text:p>
      <text:p text:style-name="P15"><text:tab/><text:tab/>Master components (buttons, cards, headers, etc.)</text:p>
      <text:p text:style-name="P15"/>
      <text:p text:style-name="P13"/>
      <text:p text:style-name="P14">PAGE : 🛠️ User Guide / Design System</text:p>
      <text:p text:style-name="P14"><text:tab/><text:tab/></text:p>
      <text:p text:style-name="P14"><text:span text:style-name="T2"><text:tab/><text:tab/>Colors, Typography, Grids, Icons, Elevations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>1. Flow</text:span></text:p>
      <text:p text:style-name="P14"><text:span text:style-name="T2">2. Wireframes</text:span></text:p>
      <text:p text:style-name="P14"><text:span text:style-name="T2">3. UI Screens</text:span></text:p>
      <text:p text:style-name="P14"><text:span text:style-name="T2">4. Components</text:span></text:p>
      <text:p text:style-name="P14"><text:span text:style-name="T2">5. Design System</text:span></text:p>
      <text:p text:style-name="P14"><text:span text:style-name="T2">6. Documentation</text:span></text:p>
      <text:p text:style-name="P14"><text:span text:style-name="T2">7. Playground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6"><text:span text:style-name="T12">1. </text:span><text:span text:style-name="Strong_20_Emphasis"><text:span text:style-name="T12">Canvas Settings </text:span></text:span></text:p>
      <text:p text:style-name="P6"><text:span text:style-name="Strong_20_Emphasis"><text:span text:style-name="T2"><text:tab/></text:span></text:span></text:p>
      <text:p text:style-name="P6"><text:span text:style-name="Strong_20_Emphasis"><text:span text:style-name="T3"><text:tab/></text:span></text:span><text:span text:style-name="Strong_20_Emphasis"><text:span text:style-name="T2">Snap to Pixel Grid: </text:span></text:span><text:span text:style-name="Strong_20_Emphasis"><text:span text:style-name="T3">Turn ON</text:span></text:span></text:p>
      <text:p text:style-name="P6"><text:span text:style-name="Strong_20_Emphasis"><text:span text:style-name="T3"><text:tab/></text:span></text:span></text:p>
      <text:p text:style-name="P6"><text:span text:style-name="Strong_20_Emphasis"><text:span text:style-name="T3"><text:tab/>Snap to Geometry: Turn ON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12">2. Frame (Artboard) Setup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><text:tab/>Use Mobile Preset Sizes:</text:span></text:span></text:p>
      <text:p text:style-name="P6"/>
      <text:list xml:id="list3429645940" text:style-name="L5">
        <text:list-item>
          <text:p text:style-name="P21"><text:span text:style-name="Strong_20_Emphasis"><text:span text:style-name="T7">iPhone 14: </text:span></text:span><text:span text:style-name="Source_20_Text"><text:span text:style-name="T7">390 × 844</text:span></text:span></text:p>
        </text:list-item>
        <text:list-item>
          <text:p text:style-name="P24">Pixel 7: <text:span text:style-name="Source_20_Text">412 × 915</text:span></text:p>
        </text:list-item>
        <text:list-item>
          <text:p text:style-name="P24">Standard mobile width: <text:span text:style-name="Source_20_Text">360px</text:span> or <text:span text:style-name="Source_20_Text">375px</text:span></text:p>
        </text:list-item>
      </text:list>
      <text:p text:style-name="Text_20_body"><text:span text:style-name="Source_20_Text"/></text:p>
      <text:p text:style-name="Text_20_body"><text:span text:style-name="Source_20_Text"><text:span text:style-name="T11">3. </text:span></text:span><text:span text:style-name="Source_20_Text"><text:span text:style-name="Strong_20_Emphasis"><text:span text:style-name="T11">Grids and Layouts</text:span></text:span></text:span></text:p>
      <text:p text:style-name="Text_20_body"><text:span text:style-name="Source_20_Text"><text:tab/></text:span><text:span text:style-name="Source_20_Text"><text:span text:style-name="Strong_20_Emphasis">Set Up Layout Grids Immediately</text:span></text:span><text:span text:style-name="Source_20_Text">:</text:span></text:p>
      <text:list xml:id="list1851927164" text:style-name="L13">
        <text:list-item>
          <text:p text:style-name="P28"><text:span text:style-name="Source_20_Text">Columns: </text:span><text:span text:style-name="Source_20_Text"><text:span text:style-name="Strong_20_Emphasis">4 or 6 Columns</text:span></text:span><text:span text:style-name="Source_20_Text"> (depends on app complexity)</text:span></text:p>
        </text:list-item>
        <text:list-item>
          <text:p text:style-name="P28"><text:span text:style-name="Source_20_Text">Margin: </text:span><text:span text:style-name="Source_20_Text"><text:span text:style-name="Strong_20_Emphasis">16px</text:span></text:span><text:span text:style-name="Source_20_Text"> (safe padding for mobile sides)</text:span></text:p>
        </text:list-item>
        <text:list-item>
          <text:p text:style-name="P28"><text:span text:style-name="Source_20_Text"><text:span text:style-name="T10">Gutter</text:span></text:span><text:span text:style-name="Source_20_Text">: </text:span><text:span text:style-name="Source_20_Text"><text:span text:style-name="Strong_20_Emphasis">16px</text:span></text:span><text:span text:style-name="Source_20_Text"> (safe padding for mobile sides)</text:span></text:p>
        </text:list-item>
      </text:list>
      <text:p text:style-name="Text_20_body"><text:span text:style-name="Source_20_Text"/></text:p>
      <text:p text:style-name="Text_20_body"><text:span text:style-name="Source_20_Text"/></text:p>
      <text:p text:style-name="P25"><text:span text:style-name="Source_20_Text"><text:span text:style-name="T11">4. </text:span></text:span><text:span text:style-name="Source_20_Text"><text:span text:style-name="Strong_20_Emphasis"><text:span text:style-name="T11">Typography Setup</text:span></text:span></text:span></text:p>
      <text:p text:style-name="P25"><text:span text:style-name="Strong_20_Emphasis"><text:tab/>Create Text Styles Early:</text:span></text:p>
      <text:list xml:id="list3693592775" text:style-name="L12">
        <text:list-item>
          <text:p text:style-name="P27"><text:span text:style-name="Source_20_Text">Heading 1: 32px</text:span></text:p>
        </text:list-item>
        <text:list-item>
          <text:p text:style-name="P26">Heading 2: <text:span text:style-name="Source_20_Text">24px</text:span></text:p>
        </text:list-item>
        <text:list-item>
          <text:p text:style-name="P26">Body: <text:span text:style-name="Source_20_Text">16px</text:span></text:p>
        </text:list-item>
        <text:list-item>
          <text:p text:style-name="P26">Caption: <text:span text:style-name="Source_20_Text">12px</text:span></text:p>
        </text:list-item>
      </text:list>
      <text:p text:style-name="Text_20_body"><text:span text:style-name="Source_20_Text"/></text:p>
      <text:p text:style-name="Text_20_body"><text:span text:style-name="Source_20_Text"/></text:p>
      <text:p text:style-name="Text_20_body"><text:soft-page-break/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P6"><text:span text:style-name="Strong_20_Emphasis"><text:span text:style-name="T12">5. Color Styles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><text:tab/></text:span></text:span><text:span text:style-name="Strong_20_Emphasis"><text:span text:style-name="T3">Build Color Styles Immediately:</text:span></text:span></text:p>
      <text:p text:style-name="P6"><text:span text:style-name="Strong_20_Emphasis"><text:span text:style-name="T3"><text:tab/></text:span></text:span></text:p>
      <text:list xml:id="list2454867524" text:style-name="L14">
        <text:list-item>
          <text:p text:style-name="P8"><text:span text:style-name="Strong_20_Emphasis"><text:span text:style-name="T7">Primary</text:span></text:span></text:p>
        </text:list-item>
        <text:list-item>
          <text:p text:style-name="P8"><text:span text:style-name="Strong_20_Emphasis"><text:span text:style-name="T7">Secondary</text:span></text:span></text:p>
        </text:list-item>
        <text:list-item>
          <text:p text:style-name="P8"><text:span text:style-name="Strong_20_Emphasis"><text:span text:style-name="T7">Background</text:span></text:span></text:p>
        </text:list-item>
        <text:list-item>
          <text:p text:style-name="P8"><text:span text:style-name="Strong_20_Emphasis"><text:span text:style-name="T7">Surface</text:span></text:span></text:p>
        </text:list-item>
        <text:list-item>
          <text:p text:style-name="P8"><text:span text:style-name="Strong_20_Emphasis"><text:span text:style-name="T7">Text</text:span></text:span></text:p>
        </text:list-item>
        <text:list-item>
          <text:p text:style-name="P8"><text:span text:style-name="Strong_20_Emphasis"><text:span text:style-name="T7">Status</text:span></text:span></text:p>
        </text:list-item>
      </text:list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7"><text:span text:style-name="Strong_20_Emphasis"><text:span text:style-name="T13">6. </text:span></text:span><text:span text:style-name="Strong_20_Emphasis"><text:span text:style-name="T12">Auto Layout Settings</text:span></text:span></text:p>
      <text:p text:style-name="P7"><text:span text:style-name="Strong_20_Emphasis"><text:span text:style-name="T7"><text:tab/></text:span></text:span><text:span text:style-name="Strong_20_Emphasis"><text:span text:style-name="T5">Use Auto Layout Early:</text:span></text:span></text:p>
      <text:p text:style-name="P9"><text:span text:style-name="Strong_20_Emphasis"><text:span text:style-name="T7"><text:tab/><text:tab/></text:span></text:span></text:p>
      <text:list xml:id="list3283102495" text:style-name="L15">
        <text:list-item>
          <text:p text:style-name="P11"><text:span text:style-name="Strong_20_Emphasis"><text:span text:style-name="T7">Create flexible, responsive components like buttons, cards, and lists.</text:span></text:span></text:p>
        </text:list-item>
      </text:list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10"><text:span text:style-name="Strong_20_Emphasis"><text:span text:style-name="T13">7. </text:span></text:span><text:span text:style-name="Strong_20_Emphasis"><text:span text:style-name="T12">Device Frames &amp; Safe Areas</text:span></text:span></text:p>
      <text:p text:style-name="P10"><text:span text:style-name="Strong_20_Emphasis"><text:span text:style-name="T3"><text:tab/></text:span></text:span><text:span text:style-name="Strong_20_Emphasis"><text:span text:style-name="T3">Mind the Safe Area</text:span></text:span><text:span text:style-name="Strong_20_Emphasis"><text:span text:style-name="T7">: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><text:tab/><text:tab/>➔ Newer phones have notches, home indicators, dynamic islands </text:span></text:span></text:p>
      <text:p text:style-name="P9"><text:span text:style-name="Strong_20_Emphasis"><text:span text:style-name="T7"><text:tab/><text:tab/></text:span></text:span><text:span text:style-name="Strong_20_Emphasis"><text:span text:style-name="T7">➔ </text:span></text:span><text:span text:style-name="Strong_20_Emphasis"><text:span text:style-name="T7">leave padding (~24–32px) on top/bottom to prevent overlap.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h text:style-name="P2" text:outline-level="2"><text:span text:style-name="Strong_20_Emphasis"><text:span text:style-name="T13">8. </text:span></text:span><text:span text:style-name="Strong_20_Emphasis"><text:span text:style-name="T12">Scaling Settings</text:span></text:span></text:h>
      <text:list xml:id="list1332324948" text:style-name="L16">
        <text:list-header>
          <text:p text:style-name="P29"><text:span text:style-name="Strong_20_Emphasis">Scale Strokes and Effects ON</text:span>:</text:p>
        </text:list-header>
      </text:list>
      <text:p text:style-name="P9"><text:span text:style-name="Strong_20_Emphasis"><text:span text:style-name="T7"><text:tab/><text:tab/>➔ If you resize components, borders and shadows should resize too 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oft-page-break/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>🔹 Plugins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20">Plugins</text:p>
            </table:table-cell>
          </table:table-row>
        </table:table-header-rows>
        <table:table-row>
          <table:table-cell table:style-name="Table1.A1" office:value-type="string">
            <text:p text:style-name="P17">What</text:p>
          </table:table-cell>
          <table:table-cell table:style-name="Table1.A1" office:value-type="string">
            <text:p text:style-name="P17">Extensions that add new features/tools to Figma.</text:p>
          </table:table-cell>
        </table:table-row>
        <table:table-row>
          <table:table-cell table:style-name="Table1.A1" office:value-type="string">
            <text:p text:style-name="P17">Why</text:p>
          </table:table-cell>
          <table:table-cell table:style-name="Table1.A1" office:value-type="string">
            <text:p text:style-name="P17">Supercharge your workflow (icons, mock data, illustrations, stock images, lottie animations, etc.).</text:p>
          </table:table-cell>
        </table:table-row>
        <table:table-row>
          <table:table-cell table:style-name="Table1.A1" office:value-type="string">
            <text:p text:style-name="P17">How</text:p>
          </table:table-cell>
          <table:table-cell table:style-name="Table1.A1" office:value-type="string">
            <text:p text:style-name="P17">Right-click canvas → Plugins → Browse Plugins → Install.</text:p>
          </table:table-cell>
        </table:table-row>
      </table:table>
      <text:p text:style-name="P9"><text:span text:style-name="Strong_20_Emphasis"><text:span text:style-name="T7"/></text:span></text:p>
      <text:p text:style-name="P9"><text:span text:style-name="Strong_20_Emphasis"><text:span text:style-name="T7">Must-Have Plugins for Mobile App :</text:span></text:span></text:p>
      <text:list xml:id="list575079757" text:style-name="L32">
        <text:list-item>
          <text:p text:style-name="P22"><text:span text:style-name="Strong_20_Emphasis"><text:span text:style-name="T3">Iconify</text:span></text:span><text:span text:style-name="Strong_20_Emphasis"><text:span text:style-name="T7"> (tons of free icons)</text:span></text:span></text:p>
        </text:list-item>
        <text:list-item>
          <text:p text:style-name="P23"><text:span text:style-name="Strong_20_Emphasis"><text:span text:style-name="T6">Font Awesome Icons</text:span></text:span></text:p>
        </text:list-item>
        <text:list-item>
          <text:p text:style-name="P40"><text:span text:style-name="Strong_20_Emphasis">Content Reel</text:span> (mock data)</text:p>
        </text:list-item>
        <text:list-item>
          <text:p text:style-name="P40"><text:span text:style-name="Strong_20_Emphasis">Blush</text:span> (illustrations)</text:p>
        </text:list-item>
        <text:list-item>
          <text:p text:style-name="P40"/>
        </text:list-item>
        <text:list-item>
          <text:p text:style-name="P40"><text:span text:style-name="Strong_20_Emphasis">Autoflow</text:span> (easy user flows)</text:p>
        </text:list-item>
        <text:list-item>
          <text:p text:style-name="P40"><text:span text:style-name="Strong_20_Emphasis">Figmify Tokens</text:span> (for Design Systems)</text:p>
        </text:list-item>
      </text:list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>✅ Home Screen</text:span></text:span></text:p>
      <text:p text:style-name="P9"><text:span text:style-name="Strong_20_Emphasis"><text:span text:style-name="T7">✅ Login Screen</text:span></text:span></text:p>
      <text:p text:style-name="P9"><text:span text:style-name="Strong_20_Emphasis"><text:span text:style-name="T7">✅ Profile Screen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>[Authentication Flow]</text:span></text:span></text:p>
      <text:p text:style-name="P9"><text:span text:style-name="Strong_20_Emphasis"><text:span text:style-name="T7"><text:s text:c="2"/>- Login Screen</text:span></text:span></text:p>
      <text:p text:style-name="P9"><text:span text:style-name="Strong_20_Emphasis"><text:span text:style-name="T7"><text:s text:c="2"/>- Signup Screen</text:span></text:span></text:p>
      <text:p text:style-name="P9"><text:span text:style-name="Strong_20_Emphasis"><text:span text:style-name="T7">- Forgot Password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oft-page-break/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h text:style-name="P1" text:outline-level="1"><text:span text:style-name="Strong_20_Emphasis"><text:span text:style-name="T7">📓 Figma Notes</text:span></text:span></text:h>
      <text:h text:style-name="Heading_20_2" text:outline-level="2">1. Introduction</text:h>
      <text:list xml:id="list3344052049" text:style-name="L17">
        <text:list-item>
          <text:p text:style-name="P30">🔹 What is Figma?</text:p>
        </text:list-item>
        <text:list-item>
          <text:p text:style-name="P30">🔹 Why Figma? (Strengths vs Other Tools)</text:p>
        </text:list-item>
      </text:list>
      <text:h text:style-name="Heading_20_2" text:outline-level="2">2. Setup</text:h>
      <text:list xml:id="list2381539185" text:style-name="L18">
        <text:list-item>
          <text:p text:style-name="P31">🔹 Creating an Account</text:p>
        </text:list-item>
        <text:list-item>
          <text:p text:style-name="P31">🔹 Exploring the Figma Interface</text:p>
        </text:list-item>
        <text:list-item>
          <text:p text:style-name="P31">🔹 Key Settings to Adjust Early On</text:p>
        </text:list-item>
      </text:list>
      <text:h text:style-name="Heading_20_2" text:outline-level="2">3. Core Concepts</text:h>
      <text:list xml:id="list1871772788" text:style-name="L19">
        <text:list-item>
          <text:p text:style-name="P32">🔹 Frames vs Artboards</text:p>
        </text:list-item>
        <text:list-item>
          <text:p text:style-name="P32">🔹 Components</text:p>
        </text:list-item>
        <text:list-item>
          <text:p text:style-name="P32">🔹 Variants</text:p>
        </text:list-item>
        <text:list-item>
          <text:p text:style-name="P32">🔹 Auto Layout</text:p>
        </text:list-item>
        <text:list-item>
          <text:p text:style-name="P32">🔹 Styles (Colors, Text, Effects)</text:p>
        </text:list-item>
        <text:list-item>
          <text:p text:style-name="P32">🔹 Constraints &amp; Resizing</text:p>
        </text:list-item>
        <text:list-item>
          <text:p text:style-name="P32">🔹 Plugins</text:p>
        </text:list-item>
      </text:list>
      <text:h text:style-name="Heading_20_2" text:outline-level="2"><text:soft-page-break/>4. Design Basics</text:h>
      <text:list xml:id="list3596387416" text:style-name="L20">
        <text:list-item>
          <text:p text:style-name="P33">🔹 Grids &amp; Layouts</text:p>
        </text:list-item>
        <text:list-item>
          <text:p text:style-name="P33">🔹 Typography System</text:p>
        </text:list-item>
        <text:list-item>
          <text:p text:style-name="P33">🔹 Color System (with Figma tokens)</text:p>
        </text:list-item>
        <text:list-item>
          <text:p text:style-name="P33">🔹 Spacing &amp; Sizing Rules</text:p>
        </text:list-item>
        <text:list-item>
          <text:p text:style-name="P33">🔹 Icon System</text:p>
        </text:list-item>
        <text:list-item>
          <text:p text:style-name="P33">🔹 Designing Buttons, Forms, Cards</text:p>
        </text:list-item>
      </text:list>
      <text:h text:style-name="Heading_20_2" text:outline-level="2">5. Prototyping</text:h>
      <text:list xml:id="list3982561837" text:style-name="L21">
        <text:list-item>
          <text:p text:style-name="P34">🔹 Basic Prototyping</text:p>
        </text:list-item>
        <text:list-item>
          <text:p text:style-name="P34">🔹 Smart Animate</text:p>
        </text:list-item>
        <text:list-item>
          <text:p text:style-name="P34">🔹 Interaction Flows</text:p>
        </text:list-item>
        <text:list-item>
          <text:p text:style-name="P34">🔹 Overlays and Popups</text:p>
        </text:list-item>
        <text:list-item>
          <text:p text:style-name="P34">🔹 Prototyping for Mobile vs Web</text:p>
        </text:list-item>
      </text:list>
      <text:h text:style-name="Heading_20_2" text:outline-level="2">6. Collaboration</text:h>
      <text:list xml:id="list432125403" text:style-name="L22">
        <text:list-item>
          <text:p text:style-name="P35">🔹 Comments &amp; Feedback</text:p>
        </text:list-item>
        <text:list-item>
          <text:p text:style-name="P35">🔹 Sharing Files</text:p>
        </text:list-item>
        <text:list-item>
          <text:p text:style-name="P35">🔹 Version History</text:p>
        </text:list-item>
      </text:list>
      <text:h text:style-name="Heading_20_2" text:outline-level="2">7. Components &amp; Design Systems</text:h>
      <text:list xml:id="list3987332135" text:style-name="L23">
        <text:list-item>
          <text:p text:style-name="P36">🔹 Atomic Design (Atoms, Molecules, Organisms)</text:p>
        </text:list-item>
        <text:list-item>
          <text:p text:style-name="P36">🔹 Building a Design System in Figma</text:p>
        </text:list-item>
        <text:list-item>
          <text:p text:style-name="P36">🔹 Organizing Components (Best Practices)</text:p>
        </text:list-item>
      </text:list>
      <text:h text:style-name="Heading_20_2" text:outline-level="2">8. Best Practices</text:h>
      <text:list xml:id="list2752485604" text:style-name="L24">
        <text:list-item>
          <text:p text:style-name="P37">🔹 Naming Layers and Frames</text:p>
        </text:list-item>
        <text:list-item>
          <text:p text:style-name="P37">🔹 File and Page Organization</text:p>
        </text:list-item>
        <text:list-item>
          <text:p text:style-name="P37">🔹 Reusability and Consistency Tips</text:p>
        </text:list-item>
      </text:list>
      <text:h text:style-name="Heading_20_2" text:outline-level="2">9. Shortcuts &amp; Tricks</text:h>
      <text:list xml:id="list3651224733" text:style-name="L25">
        <text:list-item>
          <text:p text:style-name="P38">🔹 Must-Know Shortcuts</text:p>
        </text:list-item>
        <text:list-item>
          <text:p text:style-name="P38">🔹 Time-Saving Plugins</text:p>
        </text:list-item>
        <text:list-item>
          <text:p text:style-name="P38">🔹 Hidden Figma Features</text:p>
        </text:list-item>
      </text:list>
      <text:h text:style-name="Heading_20_2" text:outline-level="2"><text:soft-page-break/>10. Advanced Topics (optional)</text:h>
      <text:list xml:id="list118063359" text:style-name="L26">
        <text:list-item>
          <text:p text:style-name="P39">🔹 FigJam Basics</text:p>
        </text:list-item>
        <text:list-item>
          <text:p text:style-name="P39">🔹 Figma Tokens (Advanced Design Tokens)</text:p>
        </text:list-item>
        <text:list-item>
          <text:p text:style-name="P39">🔹 Responsive Design Techniques</text:p>
        </text:list-item>
        <text:list-item>
          <text:p text:style-name="P39">🔹 Figma + Dev Handoff</text:p>
        </text:list-item>
      </text:list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>https://chatgpt.com/share/680cc213-fc60-8006-897a-5cd79be2f6c0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6:07:18.754297072</meta:creation-date>
    <dc:date>2025-04-26T16:53:16.849095688</dc:date>
    <meta:editing-duration>PT35M44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7" meta:paragraph-count="133" meta:word-count="576" meta:character-count="3158" meta:non-whitespace-character-count="2735"/>
  </office:meta>
</office:document-meta>
</file>